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100002010000040000000300309323F6FDEDE4CC.png" manifest:media-type="image/pn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 Condensed" svg:font-family="'DejaVu Sans Condensed'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svg:stroke-width="0.051cm" svg:stroke-color="#999999" draw:marker-start-width="0.429cm" draw:marker-end-width="0.429cm" draw:fill-color="#eeeeee" draw:textarea-horizontal-align="justify" draw:textarea-vertical-align="middle" draw:auto-grow-height="false" fo:min-height="8.902cm" fo:min-width="4.173cm" fo:padding-top="0.025cm" fo:padding-bottom="0.025cm" fo:padding-left="0.025cm" fo:padding-right="0.025cm"/>
    </style:style>
    <style:style style:name="gr6" style:family="graphic" style:parent-style-name="standard">
      <style:graphic-properties svg:stroke-width="0.051cm" svg:stroke-color="#999999" draw:marker-start-width="0.429cm" draw:marker-end-width="0.429cm" draw:fill-color="#eeeeee" draw:textarea-horizontal-align="justify" draw:textarea-vertical-align="middle" draw:auto-grow-height="false" fo:min-height="8.762cm" fo:min-width="4.173cm" fo:padding-top="0.025cm" fo:padding-bottom="0.025cm" fo:padding-left="0.025cm" fo:padding-right="0.0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051cm" svg:stroke-color="#999999" draw:marker-start-width="0.429cm" draw:marker-end-width="0.429cm" draw:fill-color="#eeeeee" draw:textarea-horizontal-align="justify" draw:textarea-vertical-align="middle" draw:auto-grow-height="false" fo:min-height="6.954cm" fo:min-width="2.582cm" fo:padding-top="0.025cm" fo:padding-bottom="0.025cm" fo:padding-left="0.025cm" fo:padding-right="0.025cm"/>
    </style:style>
    <style:style style:name="gr10" style:family="graphic" style:parent-style-name="standard">
      <style:graphic-properties svg:stroke-width="0.051cm" svg:stroke-color="#999999" draw:marker-start-width="0.429cm" draw:marker-end-width="0.429cm" draw:fill-color="#eeeeee" draw:textarea-horizontal-align="justify" draw:textarea-vertical-align="middle" draw:auto-grow-height="false" fo:min-height="1.412cm" fo:min-width="15.441cm" fo:padding-top="0.025cm" fo:padding-bottom="0.025cm" fo:padding-left="0.025cm" fo:padding-right="0.0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pr1" style:family="presentation" style:parent-style-name="Bubbles-title">
      <style:graphic-properties draw:auto-grow-height="true" fo:min-height="7.114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draw:auto-grow-height="true" fo:min-height="3.506cm"/>
    </style:style>
    <style:style style:name="pr4" style:family="presentation" style:parent-style-name="Bubbles-subtitle">
      <style:graphic-properties draw:fill-color="#ffffff" draw:auto-grow-height="true" fo:min-height="1.69cm"/>
    </style:style>
    <style:style style:name="pr5" style:family="presentation" style:parent-style-name="Bubbles-subtitle" style:list-style-name="L2">
      <style:graphic-properties draw:fill-color="#ffffff" draw:auto-grow-height="true" fo:min-height="7.874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11.903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12.963cm"/>
    </style:style>
    <style:style style:name="pr13" style:family="presentation" style:parent-style-name="Bubbles-title">
      <style:graphic-properties draw:auto-grow-height="true" fo:min-height="4.269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10.7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13.308cm"/>
    </style:style>
    <style:style style:name="pr16" style:family="presentation" style:parent-style-name="Bubbles-subtitle" style:list-style-name="L2">
      <style:graphic-properties draw:fill-color="#ffffff" draw:textarea-vertical-align="top" draw:auto-grow-height="true" fo:min-height="10.7cm"/>
    </style:style>
    <style:style style:name="pr1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9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0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1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2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3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4" style:family="presentation" style:parent-style-name="Bubbles-subtitle" style:list-style-name="L2">
      <style:graphic-properties draw:fill-color="#ffffff" draw:textarea-vertical-align="top" draw:auto-grow-height="true" fo:min-height="12.649cm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style:font-name="Ubuntu Condensed" fo:font-size="60pt" style:font-size-asian="60pt" style:font-size-complex="60pt"/>
    </style:style>
    <style:style style:name="P8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9" style:family="paragraph">
      <loext:graphic-properties draw:fill-color="#ffffff"/>
      <style:paragraph-properties fo:text-align="start"/>
      <style:text-properties style:font-name="Ubuntu" fo:font-size="28pt" style:font-size-asian="28pt" style:font-size-complex="28pt"/>
    </style:style>
    <style:style style:name="P10" style:family="paragraph">
      <loext:graphic-properties draw:fill-color="#ffffff"/>
      <style:paragraph-properties fo:text-align="start"/>
      <style:text-properties style:font-name="Ubuntu" fo:font-size="32pt" style:text-underline-style="none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eeeeee"/>
      <style:paragraph-properties fo:text-align="center"/>
      <style:text-properties style:font-name="DejaVu Sans Condensed" fo:font-size="12pt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end"/>
      <style:text-properties fo:font-style="italic" style:font-style-asian="italic" style:font-style-complex="italic"/>
    </style:style>
    <style:style style:name="T1" style:family="text">
      <style:text-properties style:font-name="Ubuntu Condensed" fo:font-size="60pt" style:font-size-asian="60pt" style:font-size-complex="6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Ubuntu" fo:font-weight="bold" style:font-weight-asian="bold" style:font-weight-complex="bold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style:font-name="Ubuntu Condensed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italic" fo:text-shadow="none" style:text-underline-style="none" fo:font-weight="bold" style:letter-kerning="true" fo:background-color="transparent" style:font-name-asian="WenQuanYi Micro Hei" style:font-size-asian="32pt" style:font-style-asian="italic" style:font-weight-asian="bold" style:font-name-complex="Lohit Devanagari" style:font-size-complex="32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Ubuntu Condensed" fo:font-size="54pt" fo:font-weight="bold" style:font-size-asian="54pt" style:font-weight-asian="bold" style:font-size-complex="54pt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Ubuntu" fo:font-size="20pt" fo:font-style="normal" fo:text-shadow="none" style:text-underline-style="none" fo:font-weight="bold" style:letter-kerning="true" fo:background-color="transparent" style:font-name-asian="WenQuanYi Micro Hei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DejaVu Sans Condensed" fo:font-size="24pt" style:font-size-asian="40pt" style:font-size-complex="40pt"/>
    </style:style>
    <style:style style:name="T13" style:family="text">
      <style:text-properties style:font-name="DejaVu Sans Condensed" fo:font-size="40pt" style:font-size-asian="66pt" style:font-size-complex="66pt"/>
    </style:style>
    <style:style style:name="T14" style:family="text">
      <style:text-properties style:font-name="DejaVu Sans Condensed" fo:font-size="12pt"/>
    </style:style>
    <style:style style:name="T15" style:family="text">
      <style:text-properties style:font-name="DejaVu Sans Condensed" fo:font-size="26pt" style:font-size-asian="44pt" style:font-size-complex="44pt"/>
    </style:style>
    <style:style style:name="T16" style:family="text">
      <style:text-properties fo:font-size="18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style:text-underline-style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italic" fo:text-shadow="none" style:text-underline-style="none" fo:font-weight="bold" style:letter-kerning="true" fo:background-color="transparent" style:font-name-asian="WenQuanYi Micro Hei" style:font-size-asian="28pt" style:font-style-asian="italic" style:font-weight-asian="bold" style:font-name-complex="Lohit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Ubuntu" fo:font-size="18pt" fo:font-style="normal" fo:text-shadow="none" style:text-underline-style="none" fo:font-weight="bold" style:letter-kerning="true" fo:background-color="transparent" style:font-name-asian="WenQuanYi Micro Hei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Ubuntu" fo:font-size="32pt" fo:text-shadow="none" style:text-underline-style="none" fo:font-weight="bold" style:letter-kerning="true" fo:background-color="transparent" style:font-name-asian="WenQuanYi Micro Hei" style:font-size-asian="32pt" style:font-weight-asian="bold" style:font-name-complex="Lohit Devanagari" style:font-size-complex="32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Ubuntu" fo:font-size="26pt" fo:text-shadow="none" style:text-underline-style="none" fo:font-weight="bold" style:letter-kerning="true" fo:background-color="transparent" style:font-name-asian="WenQuanYi Micro Hei" style:font-size-asian="26pt" style:font-weight-asian="bold" style:font-name-complex="Lohit Devanagari" style:font-size-complex="26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Ubuntu" fo:font-size="22pt" fo:text-shadow="none" style:text-underline-style="none" fo:font-weight="bold" style:letter-kerning="true" fo:background-color="transparent" style:font-name-asian="WenQuanYi Micro Hei" style:font-size-asian="22pt" style:font-weight-asian="bold" style:font-name-complex="Lohit Devanagari" style:font-size-complex="22pt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33ff" style:text-outline="false" style:text-line-through-style="none" style:text-line-through-type="none" style:font-name="Ubuntu" fo:font-size="22pt" fo:text-shadow="none" style:text-underline-style="none" fo:font-weight="bold" style:letter-kerning="true" fo:background-color="transparent" style:font-name-asian="WenQuanYi Micro Hei" style:font-size-asian="22pt" style:font-weight-asian="bold" style:font-name-complex="Lohit Devanagari" style:font-size-complex="22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Ubuntu" fo:font-size="22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2pt" style:font-weight-asian="bold" style:font-name-complex="Lohit Devanagari" style:font-size-complex="22pt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5pt" fo:font-style="italic" style:font-size-asian="15pt" style:font-style-asian="italic" style:font-size-complex="15pt" style:font-style-complex="italic"/>
    </style:style>
    <style:style style:name="T27" style:family="text">
      <style:text-properties fo:font-variant="normal" fo:text-transform="none" fo:color="#cc3300" style:text-outline="false" style:text-line-through-style="none" style:text-line-through-type="none" style:font-name="Ubuntu" fo:font-size="24pt" fo:font-style="normal" fo:text-shadow="none" style:text-underline-style="none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draw:frame presentation:style-name="pr1" draw:text-style-name="P1" draw:layer="layout" svg:width="25.199cm" svg:height="7.114cm" svg:x="1.4cm" svg:y="7.034cm" presentation:class="title" presentation:user-transformed="true">
          <draw:text-box>
            <text:p><text:span text:style-name="T1">Definitions and Diagrams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en by Rachel J. Morris, last updated </text:span><text:span text:style-name="T2"><text:date style:data-style-name="D1" text:date-value="2016-11-14">11/14/16</text:date>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4.1</text:span></text:p>
          </draw:text-box>
        </draw:frame>
        <draw:frame presentation:style-name="pr4" draw:text-style-name="P8" draw:layer="layout" svg:width="25.199cm" svg:height="1.69cm" svg:x="1.4cm" svg:y="4.914cm" presentation:class="subtitle" presentation:user-transformed="true">
          <draw:text-box>
            <text:p><text:span text:style-name="T4">Topics:</text:span></text:p>
          </draw:text-box>
        </draw:frame>
        <draw:frame presentation:style-name="pr5" draw:text-style-name="P9" draw:layer="layout" svg:width="19.558cm" svg:height="7.874cm" svg:x="4.318cm" svg:y="6.858cm">
          <draw:text-box>
            <text:list text:style-name="L2">
              <text:list-item>
                <text:p text:style-name="P4"><text:span text:style-name="T5"><text:s/></text:span><text:span text:style-name="T5">Functions</text:span><text:span text:style-name="T5"><text:line-break/></text:span><text:span text:style-name="T5"/></text:p>
              </text:list-item>
              <text:list-item>
                <text:p text:style-name="P4"><text:span text:style-name="T5"><text:s/></text:span><text:span text:style-name="T5">Relations</text:span><text:span text:style-name="T5"><text:line-break/></text:span><text:span text:style-name="T5"/></text:p>
              </text:list-item>
              <text:list-item>
                <text:p text:style-name="P4"><text:span text:style-name="T5"><text:s/></text:span><text:span text:style-name="T5">Arrow diagram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6">Function Notation</text:span></text:p>
          </draw:text-box>
        </draw:frame>
        <draw:frame presentation:style-name="pr6" draw:text-style-name="P10" draw:layer="layout" svg:width="23.622cm" svg:height="11.395cm" svg:x="2.286cm" svg:y="4.572cm">
          <draw:text-box>
            <text:p><text:span text:style-name="T7">The notation</text:span><text:span text:style-name="T7"><text:tab/></text:span><text:span text:style-name="T7"><text:tab/></text:span><text:span text:style-name="T7"><text:tab/></text:span><text:span text:style-name="T7"><text:tab/></text:span><text:span text:style-name="T7"> is used for a function, simply called </text:span><text:span text:style-name="T8">f</text:span><text:span text:style-name="T7">, with a set of inputs </text:span><text:span text:style-name="T8">A</text:span><text:span text:style-name="T7"> (called the </text:span><text:span text:style-name="T8">domain</text:span><text:span text:style-name="T7">), and a set B (called the </text:span><text:span text:style-name="T8">codomain</text:span><text:span text:style-name="T7">) that includes all the </text:span><text:span text:style-name="T8">outputs</text:span><text:span text:style-name="T7">. The function </text:span><text:span text:style-name="T8">f</text:span><text:span text:style-name="T7"> associates with each input in </text:span><text:span text:style-name="T8">A</text:span><text:span text:style-name="T7"> one and only one output in </text:span><text:span text:style-name="T8">B</text:span><text:span text:style-name="T7">.</text:span></text:p>
            <text:p><text:span text:style-name="T7"><text:tab/></text:span><text:span text:style-name="T7"><text:tab/></text:span><text:span text:style-name="T7"><text:tab/></text:span><text:span text:style-name="T7">is read “</text:span><text:span text:style-name="T8">f</text:span><text:span text:style-name="T7"> is a function from A to B”.</text:span></text:p>
          </draw:text-box>
        </draw:frame>
        <draw:frame draw:style-name="gr4" draw:text-style-name="P11" draw:layer="layout" svg:width="3.849cm" svg:height="1.113cm" svg:x="2.61cm" svg:y="12.27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1" draw:layer="layout" svg:width="3.849cm" svg:height="1.113cm" svg:x="9.625cm" svg:y="4.634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Functions</text:span></text:p>
          </draw:text-box>
        </draw:frame>
        <draw:frame presentation:style-name="pr7" draw:text-style-name="P10" draw:layer="layout" svg:width="23.622cm" svg:height="11.395cm" svg:x="2.286cm" svg:y="4.572cm">
          <draw:text-box>
            <text:p text:style-name="P4"><text:span text:style-name="T7"><text:tab/></text:span><text:span text:style-name="T7"><text:tab/></text:span><text:span text:style-name="T7"><text:tab/></text:span><text:span text:style-name="T7">Is read “</text:span><text:span text:style-name="T8">f</text:span><text:span text:style-name="T7"> is a function from A to B.”</text:span></text:p>
            <text:p text:style-name="P4"><text:span text:style-name="T7"/></text:p>
            <text:p text:style-name="P4"><text:span text:style-name="T7">The </text:span><text:span text:style-name="T9">domain</text:span><text:span text:style-name="T7"> is A – the inputs.</text:span></text:p>
            <text:p text:style-name="P4"><text:span text:style-name="T7">The </text:span><text:span text:style-name="T9">codomain</text:span><text:span text:style-name="T7"> is B – the outputs.</text:span></text:p>
            <text:p text:style-name="P4"><text:span text:style-name="T7">And we add a </text:span><text:span text:style-name="T9">rule</text:span><text:span text:style-name="T7"> (like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)</text:span></text:p>
          </draw:text-box>
        </draw:frame>
        <draw:frame draw:style-name="gr4" draw:text-style-name="P11" draw:layer="layout" svg:width="3.85cm" svg:height="1.112cm" svg:x="2.137cm" svg:y="4.69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11" draw:layer="layout" svg:width="4.092cm" svg:height="1.315cm" svg:x="14.542cm" svg:y="9.6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0">Description of a Function</text:span></text:p>
          </draw:text-box>
        </draw:frame>
        <draw:frame presentation:style-name="pr8" draw:text-style-name="P10" draw:layer="layout" svg:width="23.622cm" svg:height="11.395cm" svg:x="2.286cm" svg:y="4.572cm">
          <draw:text-box>
            <text:p text:style-name="P11"><text:span text:style-name="T7">To completely describe a function, we must do four things:</text:span></text:p>
            <text:p text:style-name="P4"><text:span text:style-name="T7"/></text:p>
            <text:list text:style-name="L2">
              <text:list-item>
                <text:p text:style-name="P4"><text:span text:style-name="T7">Give the function a name.</text:span><text:span text:style-name="T8"> f</text:span><text:span text:style-name="T7">, </text:span><text:span text:style-name="T8">g</text:span><text:span text:style-name="T7">, and</text:span><text:span text:style-name="T8"> h</text:span><text:span text:style-name="T7"> are popular names for functions, but it’s always okay to be creative and descriptive.</text:span></text:p>
              </text:list-item>
              <text:list-item>
                <text:p text:style-name="P4"><text:span text:style-name="T7">Describe the domain.</text:span></text:p>
              </text:list-item>
              <text:list-item>
                <text:p text:style-name="P4"><text:span text:style-name="T7">Describe the codomain.</text:span></text:p>
              </text:list-item>
              <text:list-item>
                <text:p text:style-name="P4"><text:span text:style-name="T7">Describe the rule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0">Arrow Diagrams</text:span></text:p>
          </draw:text-box>
        </draw:frame>
        <draw:frame presentation:style-name="pr9" draw:text-style-name="P10" draw:layer="layout" svg:width="23.622cm" svg:height="11.395cm" svg:x="2.286cm" svg:y="4.572cm">
          <draw:text-box>
            <text:p><text:span text:style-name="T7">Arrow diagrams list all the elements of the domain and codomain, with arrows pointing from each input, going to each outpu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Functions</text:span></text:p>
          </draw:text-box>
        </draw:frame>
        <draw:frame presentation:style-name="pr10" draw:text-style-name="P10" draw:layer="layout" svg:width="10.119cm" svg:height="11.903cm" svg:x="2.286cm" svg:y="4.572cm">
          <draw:text-box>
            <text:p text:style-name="P4"><text:span text:style-name="T7">Function Name: </text:span><text:span text:style-name="T8">f</text:span></text:p>
            <text:p text:style-name="P4"><text:span text:style-name="T7">Domain: {1, 2, 3}</text:span></text:p>
            <text:p text:style-name="P4"><text:span text:style-name="T7">Codomain: </text:span></text:p>
            <text:p text:style-name="P4"><text:span text:style-name="T7">Rule: </text:span><text:span text:style-name="T8">2k</text:span></text:p>
            <text:p text:style-name="P4"><text:span text:style-name="T8"/></text:p>
            <text:p text:style-name="P4"><text:span text:style-name="T11">We can diagram each input to an output with an arrow diagram.</text:span></text:p>
            <text:p text:style-name="P4"><text:span text:style-name="T11"/></text:p>
            <text:p text:style-name="P11"><text:span text:style-name="T11">f(1) = 2</text:span></text:p>
            <text:p text:style-name="P11"><text:span text:style-name="T11">f(2) = 4</text:span></text:p>
            <text:p text:style-name="P11"><text:span text:style-name="T11">f(3) = 6</text:span></text:p>
          </draw:text-box>
        </draw:frame>
        <draw:frame draw:style-name="gr4" draw:text-style-name="P11" draw:layer="layout" svg:width="1.275cm" svg:height="1.232cm" svg:x="8.227cm" svg:y="7.31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Shape1" draw:style-name="gr5" draw:text-style-name="P13" draw:layer="layout" svg:width="4.679cm" svg:height="9.408cm" svg:x="12.839cm" svg:y="4.221cm">
          <text:p text:style-name="P11"><text:span text:style-name="T12">1</text:span></text:p>
          <text:p text:style-name="P11"><text:span text:style-name="T13"/></text:p>
          <text:p text:style-name="P11"><text:span text:style-name="T14"/></text:p>
          <text:p text:style-name="P11"><text:span text:style-name="T12">2</text:span></text:p>
          <text:p text:style-name="P11"><text:span text:style-name="T13"/></text:p>
          <text:p text:style-name="P11"><text:span text:style-name="T14"/></text:p>
          <text:p text:style-name="P11"><text:span text:style-name="T1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6" draw:text-style-name="P13" draw:layer="layout" svg:width="4.679cm" svg:height="9.268cm" svg:x="21.886cm" svg:y="4.337cm">
          <text:p text:style-name="P11"><text:span text:style-name="T15">0</text:span></text:p>
          <text:p text:style-name="P11"><text:span text:style-name="T15">1</text:span></text:p>
          <text:p text:style-name="P11"><text:span text:style-name="T15">2</text:span></text:p>
          <text:p text:style-name="P11"><text:span text:style-name="T15">3</text:span></text:p>
          <text:p text:style-name="P11"><text:span text:style-name="T15">4</text:span></text:p>
          <text:p text:style-name="P11"><text:span text:style-name="T15">5</text:span></text:p>
          <text:p text:style-name="P11"><text:span text:style-name="T15">6</text:span></text:p>
          <text:p text:style-name="P11"><text:span text:style-name="T15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4" draw:layer="layout" svg:width="5.865cm" svg:height="0.962cm" svg:x="12.331cm" svg:y="13.904cm">
          <draw:text-box>
            <text:p text:style-name="P11"><text:span text:style-name="T16">Domain</text:span></text:p>
          </draw:text-box>
        </draw:frame>
        <draw:frame draw:style-name="gr7" draw:text-style-name="P14" draw:layer="layout" svg:width="5.865cm" svg:height="0.962cm" svg:x="21.418cm" svg:y="13.879cm">
          <draw:text-box>
            <text:p text:style-name="P11"><text:span text:style-name="T16">Codomain</text:span></text:p>
          </draw:text-box>
        </draw:frame>
        <draw:line draw:style-name="gr8" draw:text-style-name="P15" draw:layer="layout" svg:x1="15.575cm" svg:y1="5.792cm" svg:x2="24.012cm" svg:y2="7.414cm">
          <text:p/>
        </draw:line>
        <draw:line draw:style-name="gr8" draw:text-style-name="P15" draw:layer="layout" svg:x1="15.6cm" svg:y1="8.887cm" svg:x2="23.937cm" svg:y2="9.386cm">
          <text:p/>
        </draw:line>
        <draw:line draw:style-name="gr8" draw:text-style-name="P15" draw:layer="layout" svg:x1="15.625cm" svg:y1="12.107cm" svg:x2="23.837cm" svg:y2="11.757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0">Binary Relation</text:span></text:p>
          </draw:text-box>
        </draw:frame>
        <draw:frame presentation:style-name="pr11" draw:text-style-name="P10" draw:layer="layout" svg:width="23.622cm" svg:height="11.395cm" svg:x="2.286cm" svg:y="4.572cm">
          <draw:text-box>
            <text:p><text:span text:style-name="T7">A </text:span><text:span text:style-name="T8">binary relation R</text:span><text:span text:style-name="T7"> consists of three components:</text:span><text:span text:style-name="T7"><text:line-break/></text:span><text:span text:style-name="T7">a domain A, a codomain B, </text:span><text:span text:style-name="T7"><text:line-break/></text:span><text:span text:style-name="T7">and a subset of </text:span><text:span text:style-name="T7"><text:tab/></text:span><text:span text:style-name="T7"><text:tab/></text:span><text:span text:style-name="T7"><text:tab/></text:span><text:span text:style-name="T7">called the “rule” for the relation.</text:span></text:p>
          </draw:text-box>
        </draw:frame>
        <draw:frame draw:style-name="gr4" draw:text-style-name="P11" draw:layer="layout" svg:width="2.825cm" svg:height="1.113cm" svg:x="11.348cm" svg:y="8.52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Relation</text:span></text:p>
          </draw:text-box>
        </draw:frame>
        <draw:frame presentation:style-name="pr12" draw:text-style-name="P10" draw:layer="layout" svg:width="14.138cm" svg:height="12.963cm" svg:x="2.286cm" svg:y="4.572cm">
          <draw:text-box>
            <text:p text:style-name="P4"><text:span text:style-name="T17">For Relation R:</text:span></text:p>
            <text:p text:style-name="P4"><text:span text:style-name="T18"/></text:p>
            <text:p text:style-name="P4"><text:span text:style-name="T17">Domain: A = {1,2}</text:span></text:p>
            <text:p text:style-name="P4"><text:span text:style-name="T17"/></text:p>
            <text:p text:style-name="P4"><text:span text:style-name="T17">Codomain: B = {2,3} </text:span></text:p>
            <text:p text:style-name="P4"><text:span text:style-name="T17"/></text:p>
            <text:p text:style-name="P4"><text:span text:style-name="T17">Rule: </text:span></text:p>
            <text:p text:style-name="P4"><text:span text:style-name="T19">L = { (1, 2), (1, 3), (2, 2), (2, 3) }.</text:span></text:p>
            <text:p text:style-name="P4"><text:span text:style-name="T8"/></text:p>
            <text:p text:style-name="P4"><text:span text:style-name="T20">We can diagram each input to an output with an arrow diagram.</text:span></text:p>
            <text:p text:style-name="P4"><text:span text:style-name="T11"/></text:p>
            <text:p text:style-name="P11"><text:span text:style-name="T20"/></text:p>
          </draw:text-box>
        </draw:frame>
        <draw:custom-shape draw:name="Shape1" draw:style-name="gr9" draw:text-style-name="P13" draw:layer="layout" svg:width="2.916cm" svg:height="7.288cm" svg:x="17.322cm" svg:y="5.642cm">
          <text:p text:style-name="P11"><text:span text:style-name="T12">1</text:span></text:p>
          <text:p text:style-name="P11"><text:span text:style-name="T13"/></text:p>
          <text:p text:style-name="P11"><text:span text:style-name="T14"/></text:p>
          <text:p text:style-name="P11"><text:span text:style-name="T1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4" draw:layer="layout" svg:width="5.865cm" svg:height="0.962cm" svg:x="15.876cm" svg:y="13.031cm">
          <draw:text-box>
            <text:p text:style-name="P11"><text:span text:style-name="T16">Domain</text:span></text:p>
          </draw:text-box>
        </draw:frame>
        <draw:frame draw:style-name="gr7" draw:text-style-name="P14" draw:layer="layout" svg:width="5.865cm" svg:height="0.962cm" svg:x="21.718cm" svg:y="13.205cm">
          <draw:text-box>
            <text:p text:style-name="P11"><text:span text:style-name="T16">Codomain</text:span></text:p>
          </draw:text-box>
        </draw:frame>
        <draw:custom-shape draw:name="Shape1" draw:style-name="gr9" draw:text-style-name="P13" draw:layer="layout" svg:width="2.916cm" svg:height="7.288cm" svg:x="22.94cm" svg:y="5.669cm">
          <text:p text:style-name="P11"><text:span text:style-name="T12">2</text:span></text:p>
          <text:p text:style-name="P11"><text:span text:style-name="T12"/></text:p>
          <text:p text:style-name="P11"><text:span text:style-name="T12"/></text:p>
          <text:p text:style-name="P11"><text:span text:style-name="T1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5" draw:layer="layout" svg:x1="19.27cm" svg:y1="7.688cm" svg:x2="24.087cm" svg:y2="7.788cm">
          <text:p/>
        </draw:line>
        <draw:line draw:style-name="gr8" draw:text-style-name="P15" draw:layer="layout" svg:x1="19.295cm" svg:y1="10.858cm" svg:x2="24.062cm" svg:y2="10.883cm">
          <text:p/>
        </draw:line>
        <draw:line draw:style-name="gr8" draw:text-style-name="P15" draw:layer="layout" svg:x1="19.27cm" svg:y1="7.688cm" svg:x2="24.137cm" svg:y2="10.609cm">
          <text:p/>
        </draw:line>
        <draw:line draw:style-name="gr8" draw:text-style-name="P15" draw:layer="layout" svg:x1="19.295cm" svg:y1="10.858cm" svg:x2="24.162cm" svg:y2="7.938cm">
          <text:p/>
        </draw:lin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draw:frame presentation:style-name="pr13" draw:text-style-name="P7" draw:layer="layout" svg:width="25.199cm" svg:height="4.269cm" svg:x="1.4cm" svg:y="0.456cm" presentation:class="title" presentation:user-transformed="true">
          <draw:text-box>
            <text:p><text:span text:style-name="T10">A function that is </text:span><text:span text:style-name="T10"><text:line-break/></text:span><text:span text:style-name="T10">a binary relation</text:span></text:p>
          </draw:text-box>
        </draw:frame>
        <draw:frame presentation:style-name="pr14" draw:text-style-name="P10" draw:layer="layout" svg:width="23.622cm" svg:height="10.7cm" svg:x="2.286cm" svg:y="5.267cm">
          <draw:text-box>
            <text:p><text:span text:style-name="T21">A </text:span><text:span text:style-name="T8">function F</text:span><text:span text:style-name="T21"> from </text:span><text:span text:style-name="T8">A to B</text:span><text:span text:style-name="T21"> is a binary relation with the domain </text:span><text:span text:style-name="T8">A</text:span><text:span text:style-name="T21"> and the codomain </text:span><text:span text:style-name="T8">B</text:span><text:span text:style-name="T21"> with the property that for every </text:span><text:span text:style-name="T21"><text:tab/></text:span><text:span text:style-name="T21"><text:tab/></text:span><text:span text:style-name="T21"><text:tab/></text:span><text:span text:style-name="T21">, there is exactly one element </text:span><text:span text:style-name="T21"><text:tab/></text:span><text:span text:style-name="T21"><text:tab/></text:span><text:span text:style-name="T21"><text:tab/></text:span><text:span text:style-name="T21">for which </text:span></text:p>
          </draw:text-box>
        </draw:frame>
        <draw:frame draw:style-name="gr4" draw:text-style-name="P11" draw:layer="layout" svg:width="2.645cm" svg:height="1.113cm" svg:x="17.838cm" svg:y="7.9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1" draw:layer="layout" svg:width="2.64cm" svg:height="1.113cm" svg:x="15.518cm" svg:y="9.20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1" draw:layer="layout" svg:width="4.463cm" svg:height="1.205cm" svg:x="12.448cm" svg:y="10.57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draw:frame presentation:style-name="pr13" draw:text-style-name="P7" draw:layer="layout" svg:width="25.199cm" svg:height="4.269cm" svg:x="1.4cm" svg:y="0.456cm" presentation:class="title" presentation:user-transformed="true">
          <draw:text-box>
            <text:p><text:span text:style-name="T10">A function that is </text:span><text:span text:style-name="T10"><text:line-break/></text:span><text:span text:style-name="T10">a binary relation</text:span></text:p>
          </draw:text-box>
        </draw:frame>
        <draw:frame presentation:style-name="pr15" draw:text-style-name="P10" draw:layer="layout" svg:width="23.622cm" svg:height="13.308cm" svg:x="2.286cm" svg:y="5.267cm">
          <draw:text-box>
            <text:p text:style-name="P4"><text:span text:style-name="T22">Let R be the relation whose domain is {a, b, c, d} and </text:span><text:span text:style-name="T22">whose codomain is </text:span><text:span text:style-name="T22"><text:tab/></text:span><text:span text:style-name="T22"><text:tab/></text:span><text:span text:style-name="T22">, and whose rule is given by</text:span><text:span text:style-name="T22"><text:line-break/></text:span><text:span text:style-name="T22">{ (a, 1), (b, 3), (a, 5), (c, 3), (d, 7) }. Is this relation also a </text:span><text:span text:style-name="T22">function?</text:span></text:p>
            <text:p text:style-name="P4"><text:span text:style-name="T22"/></text:p>
            <text:p text:style-name="P4"><text:span text:style-name="T23">1. Domain: {a, b, c, d}</text:span><text:span text:style-name="T23"><text:tab/></text:span><text:span text:style-name="T23"><text:tab/></text:span><text:span text:style-name="T23"><text:tab/></text:span><text:span text:style-name="T23"><text:tab/></text:span><text:span text:style-name="T23">Codomain: </text:span></text:p>
            <text:p text:style-name="P4"><text:span text:style-name="T22"/></text:p>
            <text:p text:style-name="P4"><text:span text:style-name="T23">2. Does each input in the domain have an output in the </text:span><text:span text:style-name="T23">subdomain?</text:span><text:span text:style-name="T23"><text:tab/></text:span><text:span text:style-name="T23"><text:tab/></text:span><text:span text:style-name="T24">YES</text:span></text:p>
            <text:p text:style-name="P4"><text:span text:style-name="T22"/></text:p>
            <text:p text:style-name="P4"><text:span text:style-name="T23">3. Does each input in the domain have </text:span><text:span text:style-name="T25">one and only one</text:span><text:span text:style-name="T23"> output </text:span><text:span text:style-name="T23">in the codomain?</text:span><text:span text:style-name="T23"><text:tab/></text:span><text:span text:style-name="T23"><text:tab/></text:span><text:span text:style-name="T23"><text:tab/></text:span><text:span text:style-name="T24">NO: (a,1) and (1,5)</text:span></text:p>
            <text:p text:style-name="P4"><text:span text:style-name="T23"/></text:p>
            <text:p text:style-name="P11"><text:span text:style-name="T23">So it is </text:span><text:span text:style-name="T25">not</text:span><text:span text:style-name="T23"> a function</text:span></text:p>
          </draw:text-box>
        </draw:frame>
        <draw:frame draw:style-name="gr4" draw:text-style-name="P11" draw:layer="layout" svg:width="1.276cm" svg:height="1.233cm" svg:x="10.975cm" svg:y="6.23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11" draw:layer="layout" svg:width="1.276cm" svg:height="1.233cm" svg:x="17.69cm" svg:y="10.25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draw:frame presentation:style-name="pr13" draw:text-style-name="P7" draw:layer="layout" svg:width="25.199cm" svg:height="4.269cm" svg:x="1.4cm" svg:y="0.456cm" presentation:class="title" presentation:user-transformed="true">
          <draw:text-box>
            <text:p><text:span text:style-name="T10">A function that is </text:span><text:span text:style-name="T10"><text:line-break/></text:span><text:span text:style-name="T10">a binary relation</text:span></text:p>
          </draw:text-box>
        </draw:frame>
        <draw:frame presentation:style-name="pr16" draw:text-style-name="P10" draw:layer="layout" svg:width="23.622cm" svg:height="10.7cm" svg:x="2.286cm" svg:y="5.267cm">
          <draw:text-box>
            <text:p text:style-name="P4"><text:span text:style-name="T22">Let R be the relation whose domain is {a, b, c, d} and whose codomain is </text:span><text:span text:style-name="T22"><text:tab/></text:span><text:span text:style-name="T22"><text:tab/></text:span><text:span text:style-name="T22">, and whose rule is given by</text:span><text:span text:style-name="T22"><text:line-break/></text:span><text:span text:style-name="T22">{ (a, 1), (b, 3), (a, 5), (c, 3), (d, 7) }. Is this relation also a function?</text:span></text:p>
            <text:p text:style-name="P4"><text:span text:style-name="T22"/></text:p>
            <text:p text:style-name="P11"><text:span text:style-name="T23">If the rule were { (a, 1), (b, 3), (c, 3), (d, 7) } instead, then it </text:span><text:span text:style-name="T25">would</text:span><text:span text:style-name="T23"> be a function as well as a relation.</text:span></text:p>
          </draw:text-box>
        </draw:frame>
        <draw:frame draw:style-name="gr4" draw:text-style-name="P11" draw:layer="layout" svg:width="1.276cm" svg:height="1.233cm" svg:x="10.975cm" svg:y="6.232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Relations</text:span></text:p>
          </draw:text-box>
        </draw:frame>
        <draw:frame presentation:style-name="pr17" draw:text-style-name="P10" draw:layer="layout" svg:width="23.622cm" svg:height="11.395cm" svg:x="2.286cm" svg:y="4.572cm">
          <draw:text-box>
            <text:p text:style-name="P4"><text:span text:style-name="T9">Example:</text:span><text:span text:style-name="T7"> Draw a portion of the arrow diagram showing at least five elements of the domain and codomain: </text:span></text:p>
          </draw:text-box>
        </draw:frame>
        <draw:frame draw:style-name="gr4" draw:text-style-name="P11" draw:layer="layout" svg:width="9.915cm" svg:height="1.232cm" svg:x="9.624cm" svg:y="8.51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Relations</text:span></text:p>
          </draw:text-box>
        </draw:frame>
        <draw:frame presentation:style-name="pr18" draw:text-style-name="P10" draw:layer="layout" svg:width="23.622cm" svg:height="11.395cm" svg:x="2.286cm" svg:y="4.572cm">
          <draw:text-box>
            <text:p text:style-name="P4"><text:span text:style-name="T9">Example:</text:span><text:span text:style-name="T7"> Draw a portion of the arrow diagram showing at least five elements of the domain and codomain: </text:span></text:p>
          </draw:text-box>
        </draw:frame>
        <draw:frame draw:style-name="gr4" draw:text-style-name="P11" draw:layer="layout" svg:width="9.915cm" svg:height="1.232cm" svg:x="9.624cm" svg:y="8.517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name="Shape1" draw:style-name="gr9" draw:text-style-name="P13" draw:layer="layout" svg:width="2.916cm" svg:height="7.288cm" svg:x="9.485cm" svg:y="10.761cm">
          <text:p text:style-name="P11"><text:span text:style-name="T12">1</text:span></text:p>
          <text:p text:style-name="P11"><text:span text:style-name="T12">2</text:span></text:p>
          <text:p text:style-name="P11"><text:span text:style-name="T12">3</text:span></text:p>
          <text:p text:style-name="P11"><text:span text:style-name="T12">4</text:span></text:p>
          <text:p text:style-name="P11"><text:span text:style-name="T12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9" draw:text-style-name="P13" draw:layer="layout" svg:width="2.916cm" svg:height="7.288cm" svg:x="15.103cm" svg:y="10.788cm">
          <text:p text:style-name="P11"><text:span text:style-name="T12">2</text:span></text:p>
          <text:p text:style-name="P11"><text:span text:style-name="T12">4</text:span></text:p>
          <text:p text:style-name="P11"><text:span text:style-name="T12">6</text:span></text:p>
          <text:p text:style-name="P11"><text:span text:style-name="T12">8</text:span></text:p>
          <text:p text:style-name="P11"><text:span text:style-name="T12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4" draw:layer="layout" svg:width="5.865cm" svg:height="0.962cm" svg:x="8.038cm" svg:y="18.1cm">
          <draw:text-box>
            <text:p text:style-name="P11"><text:span text:style-name="T16">Domain</text:span></text:p>
          </draw:text-box>
        </draw:frame>
        <draw:frame draw:style-name="gr7" draw:text-style-name="P14" draw:layer="layout" svg:width="5.865cm" svg:height="0.962cm" svg:x="13.732cm" svg:y="17.978cm">
          <draw:text-box>
            <text:p text:style-name="P11"><text:span text:style-name="T16">Codomain</text:span></text:p>
          </draw:text-box>
        </draw:frame>
        <draw:line draw:style-name="gr8" draw:text-style-name="P15" draw:layer="layout" svg:x1="11.473cm" svg:y1="12.414cm" svg:x2="16.139cm" svg:y2="12.406cm">
          <text:p/>
        </draw:line>
        <draw:line draw:style-name="gr8" draw:text-style-name="P15" draw:layer="layout" svg:x1="11.473cm" svg:y1="13.411cm" svg:x2="16.139cm" svg:y2="13.403cm">
          <text:p/>
        </draw:line>
        <draw:line draw:style-name="gr8" draw:text-style-name="P15" draw:layer="layout" svg:x1="11.473cm" svg:y1="14.411cm" svg:x2="16.139cm" svg:y2="14.403cm">
          <text:p/>
        </draw:line>
        <draw:line draw:style-name="gr8" draw:text-style-name="P15" draw:layer="layout" svg:x1="11.473cm" svg:y1="15.411cm" svg:x2="16.139cm" svg:y2="15.403cm">
          <text:p/>
        </draw:line>
        <draw:line draw:style-name="gr8" draw:text-style-name="P15" draw:layer="layout" svg:x1="11.473cm" svg:y1="16.411cm" svg:x2="15.816cm" svg:y2="16.389cm">
          <text:p/>
        </draw:lin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Relations</text:span></text:p>
          </draw:text-box>
        </draw:frame>
        <draw:frame presentation:style-name="pr19" draw:text-style-name="P10" draw:layer="layout" svg:width="23.622cm" svg:height="11.395cm" svg:x="2.286cm" svg:y="4.572cm">
          <draw:text-box>
            <text:p text:style-name="P4"><text:span text:style-name="T9">Example:</text:span><text:span text:style-name="T7"> Draw the two-set arrow diagram for the relation R where the Domain is the power set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, the Codomain is the set B = { 0, 1, 2 }, and the Rule is </text:span><text:span text:style-name="T7"><text:line-break/></text:span><text:span text:style-name="T7">where </text:span><text:span text:style-name="T8">n</text:span><text:span text:style-name="T7"> is the sum of the elements in S.</text:span></text:p>
          </draw:text-box>
        </draw:frame>
        <draw:frame draw:style-name="gr4" draw:text-style-name="P11" draw:layer="layout" svg:width="4.483cm" svg:height="1.232cm" svg:x="8.01cm" svg:y="7.168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11" draw:layer="layout" svg:width="4.356cm" svg:height="1.203cm" svg:x="19.626cm" svg:y="8.38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Relations</text:span></text:p>
          </draw:text-box>
        </draw:frame>
        <draw:frame presentation:style-name="pr20" draw:text-style-name="P10" draw:layer="layout" svg:width="23.622cm" svg:height="11.395cm" svg:x="2.286cm" svg:y="4.572cm">
          <draw:text-box>
            <text:p text:style-name="P4"><text:span text:style-name="T9">Example:</text:span><text:span text:style-name="T7"> Draw the two-set arrow diagram for the relation R where the Domain is the power set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, the Codomain is the set B = { 0, 1, 2 }, and the Rule is </text:span><text:span text:style-name="T7"><text:line-break/></text:span><text:span text:style-name="T7">where </text:span><text:span text:style-name="T8">n</text:span><text:span text:style-name="T7"> is the sum of the elements in S.</text:span></text:p>
          </draw:text-box>
        </draw:frame>
        <draw:frame draw:style-name="gr4" draw:text-style-name="P11" draw:layer="layout" svg:width="4.483cm" svg:height="1.232cm" svg:x="8.01cm" svg:y="7.168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11" draw:layer="layout" svg:width="4.356cm" svg:height="1.203cm" svg:x="19.626cm" svg:y="8.385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name="Shape1" draw:style-name="gr10" draw:text-style-name="P13" draw:layer="layout" svg:width="15.649cm" svg:height="1.62cm" svg:x="6.629cm" svg:y="11.502cm">
          <text:p text:style-name="P11"><text:span text:style-name="T12">{}</text:span><text:span text:style-name="T12"><text:tab/></text:span><text:span text:style-name="T12"><text:tab/></text:span><text:span text:style-name="T12"><text:tab/></text:span><text:span text:style-name="T12">{a}</text:span><text:span text:style-name="T12"><text:tab/></text:span><text:span text:style-name="T12"><text:tab/></text:span><text:span text:style-name="T12">{b}</text:span><text:span text:style-name="T12"><text:tab/></text:span><text:span text:style-name="T12"><text:tab/></text:span><text:span text:style-name="T12">{a,b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6" draw:layer="layout" svg:width="5.133cm" svg:height="1.427cm" svg:x="1.165cm" svg:y="11.615cm">
          <draw:text-box>
            <text:p text:style-name="P2"><text:span text:style-name="T26">Hint:</text:span></text:p>
            <text:p text:style-name="P2"><text:span text:style-name="T26">Here is the domai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Relations</text:span></text:p>
          </draw:text-box>
        </draw:frame>
        <draw:frame presentation:style-name="pr21" draw:text-style-name="P10" draw:layer="layout" svg:width="23.622cm" svg:height="11.395cm" svg:x="2.286cm" svg:y="4.572cm">
          <draw:text-box>
            <text:p text:style-name="P4"><text:span text:style-name="T9">Example:</text:span><text:span text:style-name="T7"> Draw the two-set arrow diagram for the relation R where the Domain is the power set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, the Codomain is the set B = { 0, 1, 2 }, and the Rule is </text:span><text:span text:style-name="T7"><text:line-break/></text:span><text:span text:style-name="T7">where </text:span><text:span text:style-name="T8">n</text:span><text:span text:style-name="T7"> is the sum of the elements in S.</text:span></text:p>
          </draw:text-box>
        </draw:frame>
        <draw:frame draw:style-name="gr4" draw:text-style-name="P11" draw:layer="layout" svg:width="4.483cm" svg:height="1.232cm" svg:x="8.01cm" svg:y="7.1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11" draw:layer="layout" svg:width="4.356cm" svg:height="1.203cm" svg:x="19.626cm" svg:y="8.38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name="Shape1" draw:style-name="gr10" draw:text-style-name="P13" draw:layer="layout" svg:width="15.649cm" svg:height="1.62cm" svg:x="6.629cm" svg:y="11.502cm">
          <text:p text:style-name="P11"><text:span text:style-name="T12">{}</text:span><text:span text:style-name="T12"><text:tab/></text:span><text:span text:style-name="T12"><text:tab/></text:span><text:span text:style-name="T12"><text:tab/></text:span><text:span text:style-name="T12">{a}</text:span><text:span text:style-name="T12"><text:tab/></text:span><text:span text:style-name="T12"><text:tab/></text:span><text:span text:style-name="T12">{b}</text:span><text:span text:style-name="T12"><text:tab/></text:span><text:span text:style-name="T12"><text:tab/></text:span><text:span text:style-name="T12">{a,b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6" draw:layer="layout" svg:width="5.133cm" svg:height="1.427cm" svg:x="1.165cm" svg:y="11.615cm">
          <draw:text-box>
            <text:p text:style-name="P2"><text:span text:style-name="T26">Hint:</text:span></text:p>
            <text:p text:style-name="P2"><text:span text:style-name="T26">Here is the domain</text:span></text:p>
          </draw:text-box>
        </draw:frame>
        <draw:custom-shape draw:name="Shape1" draw:style-name="gr10" draw:text-style-name="P13" draw:layer="layout" svg:width="15.649cm" svg:height="1.62cm" svg:x="6.682cm" svg:y="15.63cm">
          <text:p text:style-name="P11"><text:span text:style-name="T12">0</text:span><text:span text:style-name="T12"><text:tab/></text:span><text:span text:style-name="T12"><text:tab/></text:span><text:span text:style-name="T12"><text:tab/></text:span><text:span text:style-name="T12"><text:tab/></text:span><text:span text:style-name="T12">1</text:span><text:span text:style-name="T12"><text:tab/></text:span><text:span text:style-name="T12"><text:tab/></text:span><text:span text:style-name="T12"><text:tab/></text:span><text:span text:style-name="T12"><text:tab/></text:span><text:span text:style-name="T1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6" draw:layer="layout" svg:width="5.133cm" svg:height="2.015cm" svg:x="1.299cm" svg:y="15.717cm">
          <draw:text-box>
            <text:p text:style-name="P2"><text:span text:style-name="T26">Hint:</text:span></text:p>
            <text:p text:style-name="P2"><text:span text:style-name="T26">Here is the codomai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Relations</text:span></text:p>
          </draw:text-box>
        </draw:frame>
        <draw:frame presentation:style-name="pr22" draw:text-style-name="P10" draw:layer="layout" svg:width="23.622cm" svg:height="11.395cm" svg:x="2.286cm" svg:y="4.572cm">
          <draw:text-box>
            <text:p text:style-name="P4"><text:span text:style-name="T9">Example:</text:span><text:span text:style-name="T7"> Draw the two-set arrow diagram for the relation R where the Domain is the power set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, the Codomain is the set B = { 0, 1, 2 }, and the Rule is </text:span><text:span text:style-name="T7"><text:line-break/></text:span><text:span text:style-name="T7">where </text:span><text:span text:style-name="T8">n</text:span><text:span text:style-name="T7"> is the sum of the elements in S.</text:span></text:p>
          </draw:text-box>
        </draw:frame>
        <draw:frame draw:style-name="gr4" draw:text-style-name="P11" draw:layer="layout" svg:width="4.483cm" svg:height="1.232cm" svg:x="8.01cm" svg:y="7.168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11" draw:layer="layout" svg:width="4.356cm" svg:height="1.203cm" svg:x="19.626cm" svg:y="8.38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name="Shape1" draw:style-name="gr10" draw:text-style-name="P13" draw:layer="layout" svg:width="15.649cm" svg:height="1.62cm" svg:x="6.629cm" svg:y="11.502cm">
          <text:p text:style-name="P11"><text:span text:style-name="T12">{}</text:span><text:span text:style-name="T12"><text:tab/></text:span><text:span text:style-name="T12"><text:tab/></text:span><text:span text:style-name="T12"><text:tab/></text:span><text:span text:style-name="T12">{a}</text:span><text:span text:style-name="T12"><text:tab/></text:span><text:span text:style-name="T12"><text:tab/></text:span><text:span text:style-name="T12">{b}</text:span><text:span text:style-name="T12"><text:tab/></text:span><text:span text:style-name="T12"><text:tab/></text:span><text:span text:style-name="T12">{a,b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10" draw:text-style-name="P13" draw:layer="layout" svg:width="15.649cm" svg:height="1.62cm" svg:x="6.682cm" svg:y="15.63cm">
          <text:p text:style-name="P11"><text:span text:style-name="T12">0</text:span><text:span text:style-name="T12"><text:tab/></text:span><text:span text:style-name="T12"><text:tab/></text:span><text:span text:style-name="T12"><text:tab/></text:span><text:span text:style-name="T12"><text:tab/></text:span><text:span text:style-name="T12">1</text:span><text:span text:style-name="T12"><text:tab/></text:span><text:span text:style-name="T12"><text:tab/></text:span><text:span text:style-name="T12"><text:tab/></text:span><text:span text:style-name="T12"><text:tab/></text:span><text:span text:style-name="T1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5" draw:layer="layout" svg:x1="8.097cm" svg:y1="12.964cm" svg:x2="9.367cm" svg:y2="15.848cm">
          <text:p/>
        </draw:line>
        <draw:line draw:style-name="gr8" draw:text-style-name="P15" draw:layer="layout" svg:x1="12.277cm" svg:y1="12.885cm" svg:x2="14.288cm" svg:y2="15.954cm">
          <text:p/>
        </draw:line>
        <draw:line draw:style-name="gr8" draw:text-style-name="P15" draw:layer="layout" svg:x1="15.928cm" svg:y1="12.911cm" svg:x2="14.658cm" svg:y2="15.981cm">
          <text:p/>
        </draw:line>
        <draw:line draw:style-name="gr8" draw:text-style-name="P15" draw:layer="layout" svg:x1="20.373cm" svg:y1="12.832cm" svg:x2="19.765cm" svg:y2="15.954cm">
          <text:p/>
        </draw:lin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Relations</text:span></text:p>
          </draw:text-box>
        </draw:frame>
        <draw:frame presentation:style-name="pr23" draw:text-style-name="P10" draw:layer="layout" svg:width="23.622cm" svg:height="11.395cm" svg:x="2.286cm" svg:y="4.572cm">
          <draw:text-box>
            <text:p text:style-name="P4"><text:span text:style-name="T9">Example:</text:span><text:span text:style-name="T7"> Is the relation R also a function?</text:span></text:p>
            <text:p text:style-name="P4"><text:span text:style-name="T7">Domain &amp; codomain: {1, 2, 3, 4, 5}.</text:span></text:p>
            <text:p text:style-name="P4"><text:span text:style-name="T7">Rule: { (1, 5), (2, 3), (3, 3), (4, 2), (5, 1) 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Relations</text:span></text:p>
          </draw:text-box>
        </draw:frame>
        <draw:frame presentation:style-name="pr24" draw:text-style-name="P10" draw:layer="layout" svg:width="23.622cm" svg:height="12.649cm" svg:x="2.286cm" svg:y="4.572cm">
          <draw:text-box>
            <text:p text:style-name="P4"><text:span text:style-name="T9">Example:</text:span><text:span text:style-name="T7"> Is the relation R also a function?</text:span></text:p>
            <text:p text:style-name="P4"><text:span text:style-name="T7">Domain &amp; codomain: {1, 2, 3, 4, 5}.</text:span></text:p>
            <text:p text:style-name="P4"><text:span text:style-name="T7">Rule: { (1, 5), (2, 3), (3, 3), (4, 2), (5, 1) }</text:span></text:p>
            <text:p text:style-name="P4"><text:span text:style-name="T7"/></text:p>
            <text:p text:style-name="P4"><text:span text:style-name="T27">1. Does every input have an output in the codomain?</text:span></text:p>
            <text:p text:style-name="P4"><text:span text:style-name="T27"><text:tab/></text:span><text:span text:style-name="T27">YES</text:span></text:p>
            <text:p text:style-name="P4"><text:span text:style-name="T27"/></text:p>
            <text:p text:style-name="P4"><text:span text:style-name="T27">2. Does each input in the domain have one and only one output in the codomain?</text:span></text:p>
            <text:p text:style-name="P4"><text:span text:style-name="T27"><text:tab/></text:span><text:span text:style-name="T27">YES</text:span></text:p>
            <text:p text:style-name="P4"><text:span text:style-name="T27"/></text:p>
            <text:p text:style-name="P11"><text:span text:style-name="T27">So it is a functio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 Condensed" svg:font-family="'DejaVu Sans Condensed'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6-11-14T09:48:23.767010807</dc:date>
    <meta:editing-duration>PT11H34M40S</meta:editing-duration>
    <meta:editing-cycles>592</meta:editing-cycles>
    <meta:generator>LibreOffice/5.1.4.2$Linux_X86_64 LibreOffice_project/10m0$Build-2</meta:generator>
    <meta:document-statistic meta:object-count="161"/>
  </office:meta>
</office:document-meta>
</file>

<file path=Object 1/content.xml><?xml version="1.0" encoding="utf-8"?>
<math xmlns="http://www.w3.org/1998/Math/MathML" display="block">
  <semantics>
    <mrow>
      <mi>f</mi>
      <mi mathvariant="normal">:</mi>
      <mrow>
        <mi mathvariant="normal">ℕ</mi>
        <mo stretchy="false">→</mo>
        <mi mathvariant="normal">ℕ</mi>
      </mrow>
      <mtext>with</mtext>
      <mi>f</mi>
      <mrow>
        <mrow>
          <mo fence="true" stretchy="false">(</mo>
          <mrow>
            <mi>n</mi>
          </mrow>
          <mo fence="true" stretchy="false">)</mo>
        </mrow>
        <mo stretchy="false">=</mo>
        <mn>2</mn>
      </mrow>
      <mi>n</mi>
    </mrow>
    <annotation encoding="StarMath 5.0">f : setN toward setN "with" f( n ) = 2n</annotation>
  </semantics>
</math>
</file>

<file path=Object 12/content.xml><?xml version="1.0" encoding="utf-8"?>
<math xmlns="http://www.w3.org/1998/Math/MathML" display="block">
  <semantics>
    <mrow>
      <mi>f</mi>
      <mi mathvariant="normal">:</mi>
      <mrow>
        <mi>A</mi>
        <mo stretchy="false">→</mo>
        <mi>B</mi>
      </mrow>
    </mrow>
    <annotation encoding="StarMath 5.0">f : A toward B</annotation>
  </semantics>
</math>
</file>

<file path=Object 13/content.xml><?xml version="1.0" encoding="utf-8"?>
<math xmlns="http://www.w3.org/1998/Math/MathML" display="block">
  <semantics>
    <mi mathvariant="normal">ℕ</mi>
    <annotation encoding="StarMath 5.0">setN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 x ) = x^2</annotation>
  </semantics>
</math>
</file>

<file path=Object 15/content.xml><?xml version="1.0" encoding="utf-8"?>
<math xmlns="http://www.w3.org/1998/Math/MathML" display="block">
  <semantics>
    <mi mathvariant="normal">ℕ</mi>
    <annotation encoding="StarMath 5.0">setN</annotation>
  </semantics>
</math>
</file>

<file path=Object 16/content.xml><?xml version="1.0" encoding="utf-8"?>
<math xmlns="http://www.w3.org/1998/Math/MathML" display="block">
  <semantics>
    <mrow>
      <mi>f</mi>
      <mi mathvariant="normal">:</mi>
      <mrow>
        <mi mathvariant="normal">ℕ</mi>
        <mo stretchy="false">→</mo>
        <mi mathvariant="normal">ℕ</mi>
      </mrow>
      <mtext>with</mtext>
      <mi>f</mi>
      <mrow>
        <mrow>
          <mo fence="true" stretchy="false">(</mo>
          <mrow>
            <mi>n</mi>
          </mrow>
          <mo fence="true" stretchy="false">)</mo>
        </mrow>
        <mo stretchy="false">=</mo>
        <mn>2</mn>
      </mrow>
      <mi>n</mi>
    </mrow>
    <annotation encoding="StarMath 5.0">f : setN toward setN "with" f( n ) = 2n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i>S</mi>
            <mi>,</mi>
            <mi>n</mi>
          </mrow>
        </mrow>
        <mo fence="true" stretchy="false">)</mo>
      </mrow>
      <mo stretchy="false">∈</mo>
      <mi>R</mi>
    </mrow>
    <annotation encoding="StarMath 5.0">( S,n ) in R</annotation>
  </semantics>
</math>
</file>

<file path=Object 18/content.xml><?xml version="1.0" encoding="utf-8"?>
<math xmlns="http://www.w3.org/1998/Math/MathML" display="block">
  <semantics>
    <mrow>
      <mi mathvariant="normal">℘</mi>
      <mrow>
        <mo fence="true" stretchy="false">(</mo>
        <mrow>
          <mrow>
            <mo fence="true" stretchy="false">{</mo>
            <mrow>
              <mrow>
                <mi>a</mi>
                <mi>,</mi>
                <mi>b</mi>
              </mrow>
            </mrow>
            <mo fence="true" stretchy="false">}</mo>
          </mrow>
        </mrow>
        <mo fence="true" stretchy="false">)</mo>
      </mrow>
    </mrow>
    <annotation encoding="StarMath 5.0">wp( lbrace a, b rbrace )</annotation>
  </semantics>
</math>
</file>

<file path=Object 19/content.xml><?xml version="1.0" encoding="utf-8"?>
<math xmlns="http://www.w3.org/1998/Math/MathML" display="block">
  <semantics>
    <mrow>
      <mi mathvariant="normal">℘</mi>
      <mrow>
        <mo fence="true" stretchy="false">(</mo>
        <mrow>
          <mrow>
            <mo fence="true" stretchy="false">{</mo>
            <mrow>
              <mrow>
                <mi>a</mi>
                <mi>,</mi>
                <mi>b</mi>
              </mrow>
            </mrow>
            <mo fence="true" stretchy="false">}</mo>
          </mrow>
        </mrow>
        <mo fence="true" stretchy="false">)</mo>
      </mrow>
    </mrow>
    <annotation encoding="StarMath 5.0">wp( lbrace a, b rbrace )</annotation>
  </semantics>
</math>
</file>

<file path=Object 2/content.xml><?xml version="1.0" encoding="utf-8"?>
<math xmlns="http://www.w3.org/1998/Math/MathML" display="block">
  <semantics>
    <mrow>
      <mi>f</mi>
      <mi mathvariant="normal">:</mi>
      <mrow>
        <mi>A</mi>
        <mo stretchy="false">→</mo>
        <mi>B</mi>
      </mrow>
    </mrow>
    <annotation encoding="StarMath 5.0">f : A toward B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i>S</mi>
            <mi>,</mi>
            <mi>n</mi>
          </mrow>
        </mrow>
        <mo fence="true" stretchy="false">)</mo>
      </mrow>
      <mo stretchy="false">∈</mo>
      <mi>R</mi>
    </mrow>
    <annotation encoding="StarMath 5.0">( S,n ) in R</annotation>
  </semantics>
</math>
</file>

<file path=Object 21/content.xml><?xml version="1.0" encoding="utf-8"?>
<math xmlns="http://www.w3.org/1998/Math/MathML" display="block">
  <semantics>
    <mrow>
      <mi mathvariant="normal">℘</mi>
      <mrow>
        <mo fence="true" stretchy="false">(</mo>
        <mrow>
          <mrow>
            <mo fence="true" stretchy="false">{</mo>
            <mrow>
              <mrow>
                <mi>a</mi>
                <mi>,</mi>
                <mi>b</mi>
              </mrow>
            </mrow>
            <mo fence="true" stretchy="false">}</mo>
          </mrow>
        </mrow>
        <mo fence="true" stretchy="false">)</mo>
      </mrow>
    </mrow>
    <annotation encoding="StarMath 5.0">wp( lbrace a, b rbrace )</annotation>
  </semantics>
</math>
</file>

<file path=Object 22/content.xml><?xml version="1.0" encoding="utf-8"?>
<math xmlns="http://www.w3.org/1998/Math/MathML" display="block">
  <semantics>
    <mrow>
      <mrow>
        <mo fence="true" stretchy="false">(</mo>
        <mrow>
          <mrow>
            <mi>S</mi>
            <mi>,</mi>
            <mi>n</mi>
          </mrow>
        </mrow>
        <mo fence="true" stretchy="false">)</mo>
      </mrow>
      <mo stretchy="false">∈</mo>
      <mi>R</mi>
    </mrow>
    <annotation encoding="StarMath 5.0">( S,n ) in R</annotation>
  </semantics>
</math>
</file>

<file path=Object 23/content.xml><?xml version="1.0" encoding="utf-8"?>
<math xmlns="http://www.w3.org/1998/Math/MathML" display="block">
  <semantics>
    <mrow>
      <mi mathvariant="normal">℘</mi>
      <mrow>
        <mo fence="true" stretchy="false">(</mo>
        <mrow>
          <mrow>
            <mo fence="true" stretchy="false">{</mo>
            <mrow>
              <mrow>
                <mi>a</mi>
                <mi>,</mi>
                <mi>b</mi>
              </mrow>
            </mrow>
            <mo fence="true" stretchy="false">}</mo>
          </mrow>
        </mrow>
        <mo fence="true" stretchy="false">)</mo>
      </mrow>
    </mrow>
    <annotation encoding="StarMath 5.0">wp( lbrace a, b rbrace )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i>S</mi>
            <mi>,</mi>
            <mi>n</mi>
          </mrow>
        </mrow>
        <mo fence="true" stretchy="false">)</mo>
      </mrow>
      <mo stretchy="false">∈</mo>
      <mi>R</mi>
    </mrow>
    <annotation encoding="StarMath 5.0">( S,n ) in R</annotation>
  </semantics>
</math>
</file>

<file path=Object 3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4/content.xml><?xml version="1.0" encoding="utf-8"?>
<math xmlns="http://www.w3.org/1998/Math/MathML" display="block">
  <semantics>
    <mrow>
      <mi>x</mi>
      <mo stretchy="false">∈</mo>
      <mi>A</mi>
    </mrow>
    <annotation encoding="StarMath 5.0">x in A</annotation>
  </semantics>
</math>
</file>

<file path=Object 5/content.xml><?xml version="1.0" encoding="utf-8"?>
<math xmlns="http://www.w3.org/1998/Math/MathML" display="block">
  <semantics>
    <mi mathvariant="normal">ℕ</mi>
    <annotation encoding="StarMath 5.0">setN</annotation>
  </semantics>
</math>
</file>

<file path=Object 59/content.xml><?xml version="1.0" encoding="utf-8"?>
<math xmlns="http://www.w3.org/1998/Math/MathML" display="block">
  <semantics>
    <mrow>
      <mi>f</mi>
      <mi mathvariant="normal">:</mi>
      <mrow>
        <mi>A</mi>
        <mo stretchy="false">→</mo>
        <mi>B</mi>
      </mrow>
    </mrow>
    <annotation encoding="StarMath 5.0">f : A toward B</annotation>
  </semantics>
</math>
</file>

<file path=Object 6/content.xml><?xml version="1.0" encoding="utf-8"?>
<math xmlns="http://www.w3.org/1998/Math/MathML" display="block">
  <semantics>
    <mi mathvariant="normal">ℕ</mi>
    <annotation encoding="StarMath 5.0">setN</annotation>
  </semantics>
</math>
</file>

<file path=Object 7/content.xml><?xml version="1.0" encoding="utf-8"?>
<math xmlns="http://www.w3.org/1998/Math/MathML" display="block">
  <semantics>
    <mrow>
      <mi>y</mi>
      <mo stretchy="false">∈</mo>
      <mi>B</mi>
    </mrow>
    <annotation encoding="StarMath 5.0">y in B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i>x</mi>
            <mi>,</mi>
            <mi>y</mi>
          </mrow>
        </mrow>
        <mo fence="true" stretchy="false">)</mo>
      </mrow>
      <mo stretchy="false">∈</mo>
      <mi>F</mi>
    </mrow>
    <annotation encoding="StarMath 5.0">(x,y) in F</annotation>
  </semantics>
</math>
</file>